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bHelper.ClobHelper( InputStream is , long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bHelper.truncate( long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bHelper.setCharacterStream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bHelper.setString( long pos , String str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bHelper.f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bHelper.position( Clob searchstr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bHelper.getCharacte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bHelper.getCharacterStream( long pos ,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bHelper.setString( long pos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bHelper.setAsciiStream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bHelper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bHelper.position( String searchstr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bHelper.getAscii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bHelper.getSubString( long pos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